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9CA84D1FF2.png"/>
  <manifest:file-entry manifest:media-type="image/png" manifest:full-path="Pictures/100000000000040000000300BA2016F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00ff00" draw:textarea-horizontal-align="center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071cm" svg:stroke-color="#000000" draw:marker-start-width="0.306cm" draw:marker-end="Arrow" draw:marker-end-width="0.406cm" draw:fill="solid" draw:fill-color="#000000" draw:textarea-horizontal-align="center" draw:textarea-vertical-align="middle" fo:padding-top="0.16cm" fo:padding-bottom="0.16cm" fo:padding-left="0.285cm" fo:padding-right="0.28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solid" draw:fill="solid" draw:fill-color="#ffffff" draw:textarea-horizontal-align="justify" draw:textarea-vertical-align="middle" draw:auto-grow-height="false" fo:min-height="0cm" fo:min-width="0cm" fo:wrap-option="no-wrap"/>
    </style:style>
    <style:style style:name="gr7" style:family="graphic" style:parent-style-name="standard">
      <style:graphic-properties draw:stroke="solid" draw:stroke-dash="Fine_20_Dashed" svg:stroke-width="0.071cm" svg:stroke-color="#808080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8" style:family="graphic" style:parent-style-name="objectwithoutfill">
      <style:graphic-properties draw:stroke="dash" draw:stroke-dash="Fine_20_Dashed" svg:stroke-color="#ff00ff" draw:fill="none" draw:textarea-horizontal-align="center" draw:textarea-vertical-align="middle"/>
    </style:style>
    <style:style style:name="gr9" style:family="graphic" style:parent-style-name="standard">
      <style:graphic-properties svg:stroke-width="0.071cm" svg:stroke-color="#000000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10" style:family="graphic" style:parent-style-name="standard">
      <style:graphic-properties draw:stroke="solid" draw:stroke-dash="Fine_20_Dashed" svg:stroke-width="0.071cm" svg:stroke-color="#000000" draw:marker-start-width="0.306cm" draw:marker-end-width="0.306cm" draw:textarea-horizontal-align="center" draw:textarea-vertical-align="middle" fo:padding-top="0.16cm" fo:padding-bottom="0.16cm" fo:padding-left="0.285cm" fo:padding-right="0.285cm"/>
    </style:style>
    <style:style style:name="gr11" style:family="graphic" style:parent-style-name="standard">
      <style:graphic-properties svg:stroke-width="0.106cm" svg:stroke-color="#000000" draw:marker-start-width="0.358cm" draw:marker-end-width="0.358cm" draw:fill="solid" draw:fill-color="#99ccff" draw:textarea-horizontal-align="center" draw:textarea-vertical-align="middle" fo:padding-top="0.177cm" fo:padding-bottom="0.177cm" fo:padding-left="0.302cm" fo:padding-right="0.302cm"/>
    </style:style>
    <style:style style:name="gr12" style:family="graphic" style:parent-style-name="standard">
      <style:graphic-properties draw:stroke="solid" draw:stroke-dash="Fine_20_Dashed" svg:stroke-width="0.071cm" svg:stroke-color="#808080" draw:marker-start-width="0.306cm" draw:marker-end-width="0.306cm" draw:fill="solid" draw:fill-color="#cccccc" draw:textarea-horizontal-align="center" draw:textarea-vertical-align="middle" fo:padding-top="0.16cm" fo:padding-bottom="0.16cm" fo:padding-left="0.285cm" fo:padding-right="0.285cm"/>
    </style:style>
    <style:style style:name="gr13" style:family="graphic" style:parent-style-name="standard">
      <style:graphic-properties draw:stroke="solid" draw:stroke-dash="Fine_20_Dashed" svg:stroke-width="0.106cm" svg:stroke-color="#000000" draw:marker-start-width="0.358cm" draw:marker-end-width="0.358cm" draw:fill="solid" draw:fill-color="#83caff" draw:textarea-horizontal-align="center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svg:stroke-width="0.071cm" svg:stroke-color="#000000" draw:marker-start-width="0.306cm" draw:marker-end-width="0.306cm" draw:fill="solid" draw:fill-color="#ffffff" draw:textarea-horizontal-align="justify" draw:textarea-vertical-align="middle" draw:auto-grow-height="false" fo:min-height="0cm" fo:min-width="0cm" fo:padding-top="0.16cm" fo:padding-bottom="0.16cm" fo:padding-left="0.285cm" fo:padding-right="0.285cm" fo:wrap-option="no-wrap"/>
    </style:style>
    <style:style style:name="gr15" style:family="graphic" style:parent-style-name="standard">
      <style:graphic-properties draw:stroke="solid" draw:stroke-dash="Fine_20_Dashed" svg:stroke-width="0.071cm" svg:stroke-color="#808080" draw:marker-start-width="0.306cm" draw:marker-end-width="0.306cm" draw:fill="solid" draw:fill-color="#cccccc" draw:textarea-horizontal-align="center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draw:stroke="none" svg:stroke-color="#000000" draw:fill="none" draw:fill-color="#ffffff" draw:fill-image-name="thunderstorm" draw:fill-image-width="0cm" draw:fill-image-height="0cm" draw:auto-grow-height="true" draw:auto-grow-width="false" fo:max-height="0cm" fo:min-height="1.09cm"/>
    </style:style>
    <style:style style:name="pr1" style:family="presentation" style:parent-style-name="Default-title">
      <style:graphic-properties fo:min-height="6.344cm"/>
    </style:style>
    <style:style style:name="pr2" style:family="presentation" style:parent-style-name="Default-notes">
      <style:graphic-properties draw:fill-color="#ffffff" fo:min-height="12.322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title">
      <style:graphic-properties fo:min-height="7.76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normal" style:font-weight-asian="normal" style:font-weight-complex="normal"/>
    </style:style>
    <style:style style:name="P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style:paragraph-properties fo:text-align="center"/>
      <style:text-properties fo:color="#23ff23"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color="#9999cc"/>
    </style:style>
    <style:style style:name="P12" style:family="paragraph">
      <style:paragraph-properties fo:text-align="center"/>
      <style:text-properties fo:color="#00dcff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color="#23ff23"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color="#9999cc"/>
    </style:style>
    <style:style style:name="T13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14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6.344cm" svg:x="1.535cm" svg:y="6.234cm" presentation:class="title" presentation:user-transformed="true">
          <draw:text-box>
            <text:p><text:span text:style-name="T1">Genifer</text:span><text:line-break/><text:line-break/>– “Prolog trick”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1" draw:layer="layout" svg:width="25.199cm" svg:height="3.473cm" svg:x="1.4cm" svg:y="0.685cm" presentation:class="title" presentation:user-transformed="true">
          <draw:text-box>
            <text:p><text:span text:style-name="T2">Abram's example of</text:span><text:span text:style-name="T2"><text:line-break/></text:span><text:span text:style-name="T2">“explaning away”</text:span></text:p>
          </draw:text-box>
        </draw:frame>
        <draw:circle draw:style-name="gr2" draw:text-style-name="P3" draw:layer="layout" svg:width="1.27cm" svg:height="1.27cm" svg:x="12.666cm" svg:y="7.16cm">
          <text:p text:style-name="P2"><text:span text:style-name="T3">2</text:span></text:p>
        </draw:circle>
        <draw:circle draw:style-name="gr2" draw:text-style-name="P3" draw:layer="layout" svg:width="1.27cm" svg:height="1.27cm" svg:x="10.761cm" svg:y="10.335cm">
          <text:p text:style-name="P2"><text:span text:style-name="T3">3</text:span></text:p>
        </draw:circle>
        <draw:circle draw:style-name="gr2" draw:text-style-name="P4" draw:layer="layout" svg:width="1.27cm" svg:height="1.27cm" svg:x="14.571cm" svg:y="10.335cm">
          <text:p text:style-name="P2"><text:span text:style-name="T4">1</text:span></text:p>
        </draw:circle>
        <draw:circle draw:style-name="gr2" draw:text-style-name="P5" draw:layer="layout" svg:width="1.27cm" svg:height="1.27cm" svg:x="16.476cm" svg:y="7.16cm">
          <text:p text:style-name="P2"><text:span text:style-name="T5">Q</text:span></text:p>
        </draw:circle>
        <draw:line draw:style-name="gr3" draw:text-style-name="P2" draw:layer="layout" svg:x1="17.111cm" svg:y1="8.43cm" svg:x2="15.206cm" svg:y2="10.335cm">
          <text:p/>
        </draw:line>
        <draw:line draw:style-name="gr3" draw:text-style-name="P2" draw:layer="layout" svg:x1="13.301cm" svg:y1="8.43cm" svg:x2="15.206cm" svg:y2="10.335cm">
          <text:p/>
        </draw:line>
        <draw:line draw:style-name="gr3" draw:text-style-name="P2" draw:layer="layout" svg:x1="13.301cm" svg:y1="8.43cm" svg:x2="11.396cm" svg:y2="10.335cm">
          <text:p/>
        </draw:line>
        <draw:frame draw:style-name="gr4" draw:text-style-name="P6" draw:layer="layout" svg:width="5.352cm" svg:height="1.301cm" svg:x="2.951cm" svg:y="7.119cm">
          <draw:text-box>
            <text:p text:style-name="P2"><text:span text:style-name="T6">Bayes net</text:span></text:p>
          </draw:text-box>
        </draw:frame>
        <draw:frame draw:style-name="gr4" draw:text-style-name="P7" draw:layer="layout" svg:width="4.685cm" svg:height="1.195cm" svg:x="10.036cm" svg:y="5.424cm">
          <draw:text-box>
            <text:p><text:span text:style-name="T7">heavy rain</text:span></text:p>
          </draw:text-box>
        </draw:frame>
        <draw:frame draw:style-name="gr4" draw:text-style-name="P7" draw:layer="layout" svg:width="5.36cm" svg:height="1.195cm" svg:x="15.189cm" svg:y="5.482cm">
          <draw:text-box>
            <text:p><text:span text:style-name="T7">broken dam</text:span></text:p>
          </draw:text-box>
        </draw:frame>
        <draw:frame draw:style-name="gr4" draw:text-style-name="P7" draw:layer="layout" svg:width="3.474cm" svg:height="1.195cm" svg:x="9.305cm" svg:y="11.927cm">
          <draw:text-box>
            <text:p><text:span text:style-name="T7">thunder</text:span></text:p>
          </draw:text-box>
        </draw:frame>
        <draw:frame draw:style-name="gr4" draw:text-style-name="P7" draw:layer="layout" svg:width="2.911cm" svg:height="1.195cm" svg:x="13.949cm" svg:y="11.982cm">
          <draw:text-box>
            <text:p><text:span text:style-name="T7"><text:s/></text:span><text:span text:style-name="T7">flood</text:span></text:p>
          </draw:text-box>
        </draw:frame>
        <draw:custom-shape draw:style-name="gr5" draw:text-style-name="P2" draw:layer="layout" svg:width="4.588cm" svg:height="1.126cm" svg:x="13.624cm" svg:y="13.735cm">
          <text:p text:style-name="P2">observed: <text:span text:style-name="T2">true</text:span></text:p>
          <draw:enhanced-geometry svg:viewBox="0 0 21600 21600" draw:text-areas="800 800 20800 20800" draw:type="round-rectangular-callout" draw:modifiers="6490.82588799303 -9161.31322094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588cm" svg:height="1.126cm" svg:x="7.966cm" svg:y="13.763cm">
          <text:p text:style-name="P2">observed: <text:span text:style-name="T2">true</text:span></text:p>
          <draw:enhanced-geometry svg:viewBox="0 0 21600 21600" draw:text-areas="800 800 20800 20800" draw:type="round-rectangular-callout" draw:modifiers="14967.9668773153 -9161.31322094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3.687cm" svg:height="1.126cm" svg:x="19.084cm" svg:y="7.29cm">
          <text:p text:style-name="P2">query node</text:p>
          <draw:enhanced-geometry svg:viewBox="0 0 21600 21600" draw:text-areas="800 800 20800 20800" draw:type="round-rectangular-callout" draw:modifiers="-4117.35357917571 6478.08340727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8" draw:layer="layout" svg:width="22.405cm" svg:height="4.391cm" svg:x="2.818cm" svg:y="15.82cm">
          <text:p text:style-name="P2"><text:span text:style-name="T8">Observing </text:span><text:span text:style-name="T9">thunder</text:span><text:span text:style-name="T8"> will increase P(</text:span><text:span text:style-name="T9">heavy rain</text:span><text:span text:style-name="T8">)</text:span></text:p>
          <text:p text:style-name="P2"><text:span text:style-name="T8">and decrese P(</text:span><text:span text:style-name="T9">broken dam</text:span><text:span text:style-name="T8">). <text:s/>In other words,</text:span></text:p>
          <text:p text:style-name="P2"><text:span text:style-name="T9">broken dam</text:span><text:span text:style-name="T8"> is </text:span><text:span text:style-name="T10">explained away</text:span><text:span text:style-name="T8"> by </text:span><text:span text:style-name="T9">thunder</text:span><text:span text:style-name="T8">.</text:span></text:p>
          <draw:enhanced-geometry svg:viewBox="0 0 21600 21600" draw:text-areas="800 800 20800 20800" draw:type="round-rectangular-callout" draw:modifiers="4966.66964206016 7893.442622950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7" draw:text-style-name="P2" draw:layer="layout" svg:x1="17.142cm" svg:y1="12.525cm" svg:x2="15.721cm" svg:y2="9.292cm">
          <text:p/>
        </draw:line>
        <draw:path draw:style-name="gr8" draw:text-style-name="P2" draw:layer="layout" svg:width="12.649cm" svg:height="9.518cm" draw:transform="skewX (0.885056463686157) rotate (1.03375851595605) translate (8.275cm 8.613cm)" svg:viewBox="0 0 12650 9519" svg:d="m0 23033c4693 3573 12650 9519 12650 9519">
          <text:p/>
        </draw:path>
        <draw:path draw:style-name="gr8" draw:text-style-name="P2" draw:layer="layout" svg:width="17.582cm" svg:height="12.204cm" draw:transform="skewX (0.885056463686157) rotate (1.03375851595605) translate (8.387cm 8.543cm)" svg:viewBox="0 0 17583 12205" svg:d="m0 23154c6760 4593 17583 12205 17583 12205">
          <text:p/>
        </draw:path>
        <draw:line draw:style-name="gr7" draw:text-style-name="P2" draw:layer="layout" svg:x1="20.351cm" svg:y1="12.413cm" svg:x2="19.633cm" svg:y2="9.151cm">
          <text:p/>
        </draw:line>
        <draw:line draw:style-name="gr9" draw:text-style-name="P2" draw:layer="layout" svg:x1="15.706cm" svg:y1="9.26cm" svg:x2="13.708cm" svg:y2="12.187cm">
          <text:p/>
        </draw:line>
        <draw:path draw:style-name="gr8" draw:text-style-name="P2" draw:layer="layout" svg:width="14.31cm" svg:height="10.101cm" draw:transform="skewX (0.885056463686158) rotate (1.03375851595605) translate (10.16cm 5.391cm)" svg:viewBox="0 0 14311 10102" svg:d="m0 22976c17957 6698 13924 10102 13924 10102">
          <text:p/>
        </draw:path>
        <draw:path draw:style-name="gr8" draw:text-style-name="P2" draw:layer="layout" svg:width="13.485cm" svg:height="5.792cm" draw:transform="skewX (0.885056463686157) rotate (1.03375851595605) translate (8.255cm 8.566cm)" svg:viewBox="0 0 13486 5793" svg:d="m0 22950c8974 2089 13486 5793 13486 5793">
          <text:p/>
        </draw:path>
        <draw:path draw:style-name="gr8" draw:text-style-name="P2" draw:layer="layout" svg:width="14.329cm" svg:height="6.663cm" draw:transform="skewX (0.885056463686157) rotate (1.03375851595605) translate (10.16cm 5.391cm)" svg:viewBox="0 0 14330 6664" svg:d="m0 22976c6990 999 14330 6664 14330 6664">
          <text:p/>
        </draw:path>
        <draw:path draw:style-name="gr8" draw:text-style-name="P2" draw:layer="layout" svg:width="13.964cm" svg:height="10.175cm" draw:transform="skewX (0.885056463686157) rotate (1.03375851595605) translate (6.35cm 5.309cm)" svg:viewBox="0 0 13965 10176" svg:d="m0 16344c10540 1379 13965 10176 13965 10176">
          <text:p/>
        </draw:path>
        <draw:path draw:style-name="gr8" draw:text-style-name="P2" draw:layer="layout" svg:width="13.105cm" svg:height="9.727cm" draw:transform="skewX (0.885056463686157) rotate (1.03375851595605) translate (4.445cm 8.566cm)" svg:viewBox="0 0 13106 9728" svg:d="m0 16403c943 3366 13106 9728 13106 9728">
          <text:p/>
        </draw:path>
        <draw:line draw:style-name="gr10" draw:text-style-name="P2" draw:layer="layout" svg:x1="17.145cm" svg:y1="6.026cm" svg:x2="19.685cm" svg:y2="9.201cm">
          <text:p/>
        </draw:line>
        <draw:line draw:style-name="gr7" draw:text-style-name="P2" draw:layer="layout" svg:x1="22.86cm" svg:y1="9.201cm" svg:x2="20.955cm" svg:y2="6.026cm">
          <text:p/>
        </draw:line>
        <draw:line draw:style-name="gr9" draw:text-style-name="P2" draw:layer="layout" svg:x1="19.05cm" svg:y1="3.486cm" svg:x2="17.198cm" svg:y2="5.911cm">
          <text:p/>
        </draw:line>
        <draw:line draw:style-name="gr9" draw:text-style-name="P2" draw:layer="layout" svg:x1="19.05cm" svg:y1="3.486cm" svg:x2="20.955cm" svg:y2="6.026cm">
          <text:p/>
        </draw:line>
        <draw:line draw:style-name="gr9" draw:text-style-name="P2" draw:layer="layout" svg:x1="17.057cm" svg:y1="6.079cm" svg:x2="15.65cm" svg:y2="9.204cm">
          <text:p/>
        </draw:line>
        <draw:frame presentation:style-name="pr4" draw:text-style-name="P1" draw:layer="layout" svg:width="26.825cm" svg:height="1.752cm" svg:x="0.703cm" svg:y="0.534cm" presentation:class="title" presentation:user-transformed="true">
          <draw:text-box>
            <text:p><text:span text:style-name="T2">Prolog trick and “explaining away”</text:span></text:p>
          </draw:text-box>
        </draw:frame>
        <draw:circle draw:style-name="gr2" draw:text-style-name="P3" draw:layer="layout" svg:width="1.27cm" svg:height="1.27cm" svg:x="5.715cm" svg:y="4.756cm">
          <text:p text:style-name="P2"><text:span text:style-name="T3">2</text:span></text:p>
        </draw:circle>
        <draw:circle draw:style-name="gr11" draw:text-style-name="P5" draw:layer="layout" svg:width="1.27cm" svg:height="1.27cm" svg:x="18.415cm" svg:y="2.851cm">
          <text:p text:style-name="P2"><text:span text:style-name="T5">Q</text:span></text:p>
        </draw:circle>
        <draw:circle draw:style-name="gr12" draw:text-style-name="P9" draw:layer="layout" svg:width="1.27cm" svg:height="1.27cm" svg:x="20.32cm" svg:y="5.391cm">
          <text:p/>
        </draw:circle>
        <draw:circle draw:style-name="gr11" draw:text-style-name="P3" draw:layer="layout" svg:width="1.27cm" svg:height="1.27cm" svg:x="16.51cm" svg:y="5.391cm">
          <text:p text:style-name="P2"><text:span text:style-name="T3">1</text:span></text:p>
        </draw:circle>
        <draw:circle draw:style-name="gr13" draw:text-style-name="P5" draw:layer="layout" svg:width="1.27cm" svg:height="1.27cm" svg:x="19.05cm" svg:y="8.566cm">
          <text:p text:style-name="P2"><text:span text:style-name="T5">Q</text:span></text:p>
        </draw:circle>
        <draw:circle draw:style-name="gr11" draw:text-style-name="P3" draw:layer="layout" svg:width="1.27cm" svg:height="1.27cm" svg:x="15.068cm" svg:y="8.651cm">
          <text:p text:style-name="P2"><text:span text:style-name="T3">2</text:span></text:p>
        </draw:circle>
        <draw:circle draw:style-name="gr2" draw:text-style-name="P3" draw:layer="layout" svg:width="1.27cm" svg:height="1.27cm" svg:x="3.81cm" svg:y="7.931cm">
          <text:p text:style-name="P2"><text:span text:style-name="T3">3</text:span></text:p>
        </draw:circle>
        <draw:circle draw:style-name="gr2" draw:text-style-name="P4" draw:layer="layout" svg:width="1.27cm" svg:height="1.27cm" svg:x="7.62cm" svg:y="7.931cm">
          <text:p text:style-name="P2"><text:span text:style-name="T4">1</text:span></text:p>
        </draw:circle>
        <draw:circle draw:style-name="gr2" draw:text-style-name="P5" draw:layer="layout" svg:width="1.27cm" svg:height="1.27cm" svg:x="9.525cm" svg:y="4.756cm">
          <text:p text:style-name="P2"><text:span text:style-name="T5">Q</text:span></text:p>
        </draw:circle>
        <draw:line draw:style-name="gr3" draw:text-style-name="P2" draw:layer="layout" svg:x1="10.16cm" svg:y1="6.026cm" svg:x2="8.255cm" svg:y2="7.931cm">
          <text:p/>
        </draw:line>
        <draw:line draw:style-name="gr3" draw:text-style-name="P2" draw:layer="layout" svg:x1="6.35cm" svg:y1="6.026cm" svg:x2="8.255cm" svg:y2="7.931cm">
          <text:p/>
        </draw:line>
        <draw:line draw:style-name="gr3" draw:text-style-name="P2" draw:layer="layout" svg:x1="6.35cm" svg:y1="6.026cm" svg:x2="4.445cm" svg:y2="7.931cm">
          <text:p/>
        </draw:line>
        <draw:custom-shape draw:style-name="gr14" draw:text-style-name="P10" draw:layer="layout" svg:width="7.431cm" svg:height="3.175cm" svg:x="9.204cm" svg:y="15.707cm">
          <text:p text:style-name="P2"><text:span text:style-name="T5">3</text:span><text:span text:style-name="T7"> affects </text:span><text:span text:style-name="T5">2</text:span><text:span text:style-name="T7"> directly</text:span></text:p>
          <text:p text:style-name="P2"><text:span text:style-name="T7">but not </text:span><text:span text:style-name="T5">Q</text:span><text:span text:style-name="T7"> directly</text:span></text:p>
          <draw:enhanced-geometry svg:viewBox="0 0 21600 21600" draw:text-areas="800 800 20800 20800" draw:type="round-rectangular-callout" draw:modifiers="10474.4886975242 -14554.15617128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0" draw:layer="layout" svg:width="6.89cm" svg:height="2.618cm" svg:x="1.02cm" svg:y="13.623cm">
          <text:p text:style-name="P2"><text:span text:style-name="T5">3</text:span><text:span text:style-name="T7"> affects </text:span><text:span text:style-name="T5">Q </text:span><text:span text:style-name="T11">via</text:span><text:span text:style-name="T7"><text:line-break/></text:span><text:span text:style-name="T7">“explaning away”</text:span></text:p>
          <draw:enhanced-geometry svg:viewBox="0 0 21600 21600" draw:text-areas="800 800 20800 20800" draw:type="round-rectangular-callout" draw:modifiers="9773.4436221158 -30177.3195876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11" draw:text-style-name="P3" draw:layer="layout" svg:width="1.27cm" svg:height="1.27cm" svg:x="12.959cm" svg:y="11.832cm">
          <text:p text:style-name="P2"><text:span text:style-name="T3">3</text:span></text:p>
        </draw:circle>
        <draw:circle draw:style-name="gr12" draw:text-style-name="P2" draw:layer="layout" svg:width="1.27cm" svg:height="1.27cm" svg:x="22.056cm" svg:y="8.51cm">
          <text:p/>
        </draw:circle>
        <draw:circle draw:style-name="gr15" draw:text-style-name="P11" draw:layer="layout" svg:width="1.27cm" svg:height="1.27cm" svg:x="19.635cm" svg:y="11.832cm">
          <text:p text:style-name="P2"><text:span text:style-name="T12">1</text:span></text:p>
        </draw:circle>
        <draw:frame draw:style-name="gr4" draw:text-style-name="P6" draw:layer="layout" svg:width="3.743cm" svg:height="2.351cm" svg:x="1.239cm" svg:y="3.237cm">
          <draw:text-box>
            <text:p text:style-name="P2"><text:span text:style-name="T6">Bayes net</text:span></text:p>
          </draw:text-box>
        </draw:frame>
        <draw:frame draw:style-name="gr4" draw:text-style-name="P12" draw:layer="layout" svg:width="3.743cm" svg:height="2.351cm" svg:x="21.506cm" svg:y="2.957cm">
          <draw:text-box>
            <text:p text:style-name="P2"><text:span text:style-name="T13">Proof</text:span></text:p>
            <text:p text:style-name="P2"><text:span text:style-name="T13">tree</text:span></text:p>
          </draw:text-box>
        </draw:frame>
        <draw:custom-shape draw:style-name="gr14" draw:text-style-name="P10" draw:layer="layout" svg:width="4.073cm" svg:height="7.825cm" svg:x="22.02cm" svg:y="11.793cm">
          <text:p text:style-name="P2"><text:span text:style-name="T7">Another</text:span></text:p>
          <text:p text:style-name="P2"><text:span text:style-name="T7">problem:</text:span></text:p>
          <text:p text:style-name="P2"><text:span text:style-name="T7">the proof</text:span></text:p>
          <text:p text:style-name="P2"><text:span text:style-name="T7">tree</text:span></text:p>
          <text:p text:style-name="P2"><text:span text:style-name="T7">repeats</text:span></text:p>
          <text:p text:style-name="P2"><text:span text:style-name="T7">itself</text:span></text:p>
          <text:p text:style-name="P2"><text:span text:style-name="T7">cyclicly.</text:span></text:p>
          <draw:enhanced-geometry svg:viewBox="0 0 21600 21600" draw:mirror-horizontal="false" draw:text-areas="800 800 20800 20800" draw:type="round-rectangular-callout" draw:modifiers="-4220.32400589102 -4656.17173524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ircle draw:style-name="gr15" draw:text-style-name="P11" draw:layer="layout" svg:width="1.27cm" svg:height="1.27cm" svg:x="16.426cm" svg:y="11.944cm">
          <text:p text:style-name="P2"><text:span text:style-name="T12">1</text:span></text:p>
        </draw:circle>
        <draw:frame draw:style-name="gr16" draw:text-style-name="P13" draw:layer="layout" svg:width="3.406cm" svg:height="1.517cm" svg:x="16.662cm" svg:y="13.595cm">
          <draw:text-box>
            <text:p><text:span text:style-name="T14">. <text:s text:c="2"/>. <text:s text:c="2"/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each_5f_nature" draw:display-name="beach_nature" xlink:href="Pictures/10000000000006400000049CA84D1FF2.png" xlink:type="simple" xlink:show="embed" xlink:actuate="onLoad"/>
    <draw:fill-image draw:name="thunderstorm" xlink:href="Pictures/100000000000040000000300BA2016F5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each_5f_nature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each_5f_nature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King Yin Yan</meta:initial-creator>
    <meta:creation-date>2010-07-11T10:43:56.81</meta:creation-date>
    <dc:date>2010-07-14T00:39:16</dc:date>
    <dc:creator>King Yin Yan</dc:creator>
    <meta:editing-duration>PT08H05M01S</meta:editing-duration>
    <meta:editing-cycles>5</meta:editing-cycles>
    <meta:generator>OpenOffice.org/3.2$Win32 OpenOffice.org_project/320m12$Build-9483</meta:generator>
    <meta:document-statistic meta:object-count="83"/>
  </office:meta>
</office:document-meta>
</file>